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Обычный" style:family="paragraph">
      <style:paragraph-properties fo:text-align="end"/>
    </style:style>
    <style:style style:name="P5" style:parent-style-name="Обычный" style:family="paragraph">
      <style:paragraph-properties fo:text-align="end"/>
    </style:style>
    <style:style style:name="P6" style:parent-style-name="Обычный" style:family="paragraph">
      <style:paragraph-properties fo:text-align="end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Обычный" style:family="paragraph">
      <style:paragraph-properties fo:text-align="center"/>
    </style:style>
    <style:style style:name="P9" style:parent-style-name="Обычный" style:family="paragraph">
      <style:paragraph-properties fo:text-align="center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P15" style:parent-style-name="Обычный" style:family="paragraph">
      <style:paragraph-properties fo:text-align="end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Обычный" style:family="paragraph">
      <style:paragraph-properties fo:text-align="end"/>
    </style:style>
    <style:style style:name="P18" style:parent-style-name="Обычный" style:family="paragraph">
      <style:paragraph-properties fo:text-align="end"/>
    </style:style>
    <style:style style:name="P19" style:parent-style-name="Обычный" style:family="paragraph">
      <style:paragraph-properties fo:text-align="end"/>
    </style:style>
    <style:style style:name="T2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КОМУ<text:s/>#<text:span text:style-name="T2">fio</text:span>_<text:span text:style-name="T3">to</text:span>#</text:p>
      <text:p text:style-name="P4"/>
      <text:p text:style-name="P5"/>
      <text:p text:style-name="P6">ОТ КОГО<text:s/>#<text:span text:style-name="T7">fio_from#</text:span></text:p>
      <text:p text:style-name="Обычный"/>
      <text:p text:style-name="P8"/>
      <text:p text:style-name="P9">ЗАЯВЛЕНИЕ</text:p>
      <text:p text:style-name="P10"/>
      <text:p text:style-name="Обычный">Прошу предоставить мне ежегодный оплачиваемый отпуск с «#<text:span text:style-name="T11">day</text:span>#»#<text:span text:style-name="T12">month</text:span>#<text:s/>#<text:span text:style-name="T13">year</text:span>#г. сроком на<text:s/>#<text:span text:style-name="T14">lenght</text:span>#<text:s/>календарных дней.</text:p>
      <text:p text:style-name="Обычный"/>
      <text:p text:style-name="Обычный"/>
      <text:p text:style-name="Обычный"/>
      <text:p text:style-name="P15"><text:span text:style-name="T16">#fio_from#</text:span>/_______________/</text:p>
      <text:p text:style-name="P17"/>
      <text:p text:style-name="P18"/>
      <text:p text:style-name="P19"><text:span text:style-name="T20">#current_day#</text:span>г.<text:s/></text:p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ena</meta:initial-creator>
    <dc:creator>david</dc:creator>
    <meta:creation-date>2022-07-28T15:54:00Z</meta:creation-date>
    <dc:date>2022-07-28T15:54:00Z</dc: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16" meta:row-count="1" meta:non-whitespace-character-count="185"/>
  </office:meta>
</office:document-meta>
</file>